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LocationElement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LocationElement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LocationElement.NewLocationElement( IStructuredSelection treeSelection , Document new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LocationElement.execute( IProgress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LocationElement.performFini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ewLocationElement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